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406" officeooo:paragraph-rsid="00096406"/>
    </style:style>
    <style:style style:name="P2" style:family="paragraph" style:parent-style-name="Standard">
      <style:text-properties officeooo:rsid="00104901" officeooo:paragraph-rsid="00104901"/>
    </style:style>
    <style:style style:name="P3" style:family="paragraph" style:parent-style-name="Standard">
      <style:text-properties officeooo:rsid="0017d5a6" officeooo:paragraph-rsid="0017d5a6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Standard" style:list-style-name="WWNum1">
      <style:text-properties officeooo:rsid="00136911" officeooo:paragraph-rsid="0014763b"/>
    </style:style>
    <style:style style:name="P6" style:family="paragraph" style:parent-style-name="Standard" style:list-style-name="WWNum1">
      <style:text-properties officeooo:rsid="0014763b" officeooo:paragraph-rsid="0014763b"/>
    </style:style>
    <style:style style:name="P7" style:family="paragraph" style:parent-style-name="Standard" style:list-style-name="L2">
      <style:text-properties officeooo:rsid="00104901" officeooo:paragraph-rsid="00104901"/>
    </style:style>
    <style:style style:name="P8" style:family="paragraph" style:parent-style-name="List_20_Paragraph" style:list-style-name="L1">
      <style:text-properties officeooo:rsid="000b5dbb" officeooo:paragraph-rsid="000b5dbb"/>
    </style:style>
    <style:style style:name="P9" style:family="paragraph" style:parent-style-name="List_20_Paragraph" style:list-style-name="L1">
      <style:text-properties officeooo:rsid="000cfeab" officeooo:paragraph-rsid="000cfeab"/>
    </style:style>
    <style:style style:name="P10" style:family="paragraph" style:parent-style-name="List_20_Paragraph" style:list-style-name="WWNum1">
      <style:text-properties officeooo:rsid="000cfeab" officeooo:paragraph-rsid="000cfeab"/>
    </style:style>
    <style:style style:name="P11" style:family="paragraph" style:parent-style-name="List_20_Paragraph" style:list-style-name="L1">
      <style:text-properties officeooo:rsid="000e8631" officeooo:paragraph-rsid="000e8631"/>
    </style:style>
    <style:style style:name="P12" style:family="paragraph" style:parent-style-name="List_20_Paragraph" style:list-style-name="WWNum1">
      <style:text-properties officeooo:rsid="000e8631" officeooo:paragraph-rsid="000e8631"/>
    </style:style>
    <style:style style:name="P13" style:family="paragraph" style:parent-style-name="List_20_Paragraph" style:list-style-name="WWNum1">
      <style:text-properties officeooo:rsid="000f1075" officeooo:paragraph-rsid="000f1075"/>
    </style:style>
    <style:style style:name="T1" style:family="text">
      <style:text-properties officeooo:rsid="00096406"/>
    </style:style>
    <style:style style:name="T2" style:family="text">
      <style:text-properties officeooo:rsid="000b5dbb"/>
    </style:style>
    <style:style style:name="T3" style:family="text">
      <style:text-properties officeooo:rsid="000cfeab"/>
    </style:style>
    <style:style style:name="T4" style:family="text">
      <style:text-properties officeooo:rsid="000f1075"/>
    </style:style>
    <style:style style:name="T5" style:family="text">
      <style:text-properties officeooo:rsid="0014dc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tokoll <text:span text:style-name="T1">29</text:span>.<text:span text:style-name="T1">0</text:span>6.18</text:p>
      <text:p text:style-name="Standard"/>
      <text:p text:style-name="Standard">Protokollant: <text:span text:style-name="T1">Tobi</text:span></text:p>
      <text:p text:style-name="Standard">Sitzungsleitung: <text:span text:style-name="T2">Franklin</text:span></text:p>
      <text:p text:style-name="Standard"/>
      <text:p text:style-name="Standard">Anwesenheit: <text:span text:style-name="T2">Marvin K, U, Laura, Akhmad, Franklin, Georg, Marvin P, Tobi</text:span></text:p>
      <text:p text:style-name="Standard"/>
      <text:p text:style-name="Standard">Was wurde so gemacht: </text:p>
      <text:list xml:id="list5164041897666541266" text:style-name="L1">
        <text:list-item>
          <text:p text:style-name="P8">Laura: bestehender Algo angepasst, um auf Wiki-Artikel anwenden zu können, lange Laufzeit, deswegen inverse document frequency; verschiedene word2vec Modelle getestet, weiter evaluieren; <text:span text:style-name="T3">outcome Einschätzung: Vorgehen möglich, wenn inverse document frequency auf cluster</text:span></text:p>
        </text:list-item>
        <text:list-item>
          <text:p text:style-name="P9">Akhmad: Tabelle für word2vec erstellt, dump → Text bereinigt → Text gepusht</text:p>
        </text:list-item>
        <text:list-item>
          <text:p text:style-name="P9">Marvin K: CSS Animation für die History</text:p>
        </text:list-item>
        <text:list-item>
          <text:p text:style-name="P11">Tobi: Plagcreator Vergleich kurze/lange Stopwortliste</text:p>
        </text:list-item>
        <text:list-item>
          <text:p text:style-name="P11">Marvin P: <text:span text:style-name="T4">Präsentation</text:span></text:p>
        </text:list-item>
      </text:list>
      <text:p text:style-name="Standard"/>
      <text:p text:style-name="Standard"/>
      <text:p text:style-name="Standard">Aufgaben: </text:p>
      <text:list xml:id="list4916029504214243572" text:style-name="WWNum1">
        <text:list-item>
          <text:p text:style-name="P10">Marvin K. &amp; Georg: Frontend verfeinern</text:p>
        </text:list-item>
        <text:list-item>
          <text:p text:style-name="P10">Marvin P: neues Frontend auf Server</text:p>
        </text:list-item>
        <text:list-item>
          <text:p text:style-name="P12">U &amp; Tobi: Plagcreator finalisieren (Doku &amp; benutzerfreundlicher)</text:p>
        </text:list-item>
        <text:list-item>
          <text:p text:style-name="P13">ALLE: Input für Präsentation</text:p>
        </text:list-item>
        <text:list-item>
          <text:p text:style-name="P5">Präsentatoren:</text:p>
          <text:list>
            <text:list-item>
              <text:p text:style-name="P6">Leitung/<text:span text:style-name="T5">Intro</text:span>:</text:p>
              <text:list>
                <text:list-item>
                  <text:p text:style-name="P6">Marvin P</text:p>
                </text:list-item>
              </text:list>
            </text:list-item>
            <text:list-item>
              <text:p text:style-name="P5">Frontend:</text:p>
              <text:list>
                <text:list-item>
                  <text:p text:style-name="P5">Facts: Georg</text:p>
                </text:list-item>
                <text:list-item>
                  <text:p text:style-name="P5">Demo: Marvin K</text:p>
                </text:list-item>
              </text:list>
            </text:list-item>
            <text:list-item>
              <text:p text:style-name="P5">Testing:</text:p>
              <text:list>
                <text:list-item>
                  <text:p text:style-name="P5">U &amp;| Tobi</text:p>
                </text:list-item>
              </text:list>
            </text:list-item>
            <text:list-item>
              <text:p text:style-name="P6">Algorithmen</text:p>
              <text:list>
                <text:list-item>
                  <text:p text:style-name="P6">Laura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>Ablauf:</text:p>
      <text:list xml:id="list3602480048899728014" text:style-name="L2">
        <text:list-item>
          <text:p text:style-name="P7">Vorstellung Vergleich</text:p>
        </text:list-item>
        <text:list-item>
          <text:p text:style-name="P7">Vorstellung Präsentation</text:p>
        </text:list-item>
        <text:list-item>
          <text:p text:style-name="P7">Vorschläge zu gemeinsamen Fazit</text:p>
        </text:list-item>
      </text:list>
      <text:p text:style-name="Standard"/>
      <text:p text:style-name="Standard"/>
      <text:p text:style-name="P1">Nächstes Mal:</text:p>
      <text:p text:style-name="P3">Leitung: Marvin K.</text:p>
      <text:p text:style-name="P3">Protokoll: 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de" fo:country="DE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de" fo:country="DE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Lustig</meta:initial-creator>
    <meta:editing-cycles>20</meta:editing-cycles>
    <meta:creation-date>2018-06-01T12:26:00</meta:creation-date>
    <dc:date>2018-07-02T16:29:56.303989290</dc:date>
    <meta:editing-duration>PT39M48S</meta:editing-duration>
    <meta:generator>LibreOffice/5.1.6.2$Linux_X86_64 LibreOffice_project/10m0$Build-2</meta:generator>
    <meta:document-statistic meta:table-count="0" meta:image-count="0" meta:object-count="0" meta:page-count="1" meta:paragraph-count="32" meta:word-count="159" meta:character-count="1042" meta:non-whitespace-character-count="9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